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meRowWidth" table:style-name="ta1" table:print="false">
        <table:table-column table:style-name="co1" table:default-cell-style-name="Default"/>
        <table:table-row table:style-name="ro1">
          <table:table-cell office:value-type="string">
            <text:p>header</text:p>
          </table:table-cell>
        </table:table-row>
        <table:table-row table:style-name="ro1">
          <table:table-cell office:value-type="string">
            <text:p>test</text:p>
          </table:table-cell>
        </table:table-row>
      </table:table>
      <table:table table:name="DifferentRowWidth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header</text:p>
          </table:table-cell>
          <table:table-cell office:value-type="string">
            <text:p>header1</text:p>
          </table:table-cell>
          <table:table-cell office:value-type="string">
            <text:p>header</text:p>
          </table:table-cell>
        </table:table-row>
        <table:table-row table:style-name="ro1">
          <table:table-cell table:number-columns-repeated="2" office:value-type="string">
            <text:p>test</text:p>
          </table:table-cell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2/20/2014</text:date>, <text:time>12:00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JB</meta:initial-creator>
    <meta:creation-date>2011-10-27T21:46:23</meta:creation-date>
    <dc:date>2014-02-20T12:00:44.61</dc:date>
    <meta:editing-cycles>3</meta:editing-cycles>
    <meta:editing-duration>PT2M8S</meta:editing-duration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